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9000000440455CBD3D.png"/>
  <manifest:file-entry manifest:media-type="image/png" manifest:full-path="Pictures/100000000000066F00000222F294317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6cm" svg:height="2.98cm" svg:x="0.323cm" svg:y="5.301cm">
          <draw:image xlink:href="../../../../../images/kieler/kgraph-auto.png" xlink:type="simple" xlink:show="embed" xlink:actuate="onLoad">
            <text:p/>
          </draw:image>
        </draw:frame>
        <draw:frame draw:style-name="gr1" draw:text-style-name="P1" draw:layer="layout" svg:width="6cm" svg:height="1.99cm" svg:x="0.323cm" svg:y="0.125cm">
          <draw:image xlink:href="Pictures/100000000000066F00000222F294317C.png" xlink:type="simple" xlink:show="embed" xlink:actuate="onLoad">
            <text:p/>
          </draw:image>
        </draw:frame>
        <draw:frame draw:style-name="gr1" draw:text-style-name="P1" draw:layer="layout" svg:width="3cm" svg:height="2.8cm" svg:x="1.823cm" svg:y="2.313cm">
          <draw:image xlink:href="Pictures/100000000000049000000440455CBD3D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.5cm" fo:page-height="14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0-08-10T16:10:43</meta:creation-date>
    <dc:date>2011-03-30T12:43:57</dc:date>
    <meta:editing-duration>PT16M42S</meta:editing-duration>
    <meta:editing-cycles>2</meta:editing-cycles>
    <meta:generator>OpenOffice.org/3.3$Unix OpenOffice.org_project/330m20$Build-9567</meta:generator>
    <dc:creator>Hauke Fuhrmann</dc:creator>
    <meta:document-statistic meta:object-count="3"/>
  </office:meta>
</office:document-meta>
</file>